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83839100081701</text:p>
          </table:table-cell>
          <table:table-cell office:value-type="string" calcext:value-type="string">
            <text:p>2024-12-31 18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50128" calcext:value-type="float">
            <text:p>18.55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39100081701</text:p>
          </table:table-cell>
          <table:table-cell office:value-type="string" calcext:value-type="string">
            <text:p>2024-01-02 18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5564" calcext:value-type="float">
            <text:p>18.455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39100081701</text:p>
          </table:table-cell>
          <table:table-cell office:value-type="string" calcext:value-type="string">
            <text:p>2023-01-04 18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0192" calcext:value-type="float">
            <text:p>18.30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39100081701</text:p>
          </table:table-cell>
          <table:table-cell office:value-type="string" calcext:value-type="string">
            <text:p>2021-12-29 20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988" calcext:value-type="float">
            <text:p>18.08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39100081701</text:p>
          </table:table-cell>
          <table:table-cell office:value-type="string" calcext:value-type="string">
            <text:p>2021-01-07 20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6352" calcext:value-type="float">
            <text:p>18.05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39100081701</text:p>
          </table:table-cell>
          <table:table-cell office:value-type="string" calcext:value-type="string">
            <text:p>2020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1112" calcext:value-type="float">
            <text:p>18.04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39100081701</text:p>
          </table:table-cell>
          <table:table-cell office:value-type="string" calcext:value-type="string">
            <text:p>2019-01-08 17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81192" calcext:value-type="float">
            <text:p>18.681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39100081701</text:p>
          </table:table-cell>
          <table:table-cell office:value-type="string" calcext:value-type="string">
            <text:p>2017-12-21 18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6328" calcext:value-type="float">
            <text:p>18.626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39100081701</text:p>
          </table:table-cell>
          <table:table-cell office:value-type="string" calcext:value-type="string">
            <text:p>2016-12-20 19:55:2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44616" calcext:value-type="float">
            <text:p>18.644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39100081701</text:p>
          </table:table-cell>
          <table:table-cell office:value-type="string" calcext:value-type="string">
            <text:p>2016-01-12 18:49:5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0232" calcext:value-type="float">
            <text:p>18.62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39100081701</text:p>
          </table:table-cell>
          <table:table-cell office:value-type="string" calcext:value-type="string">
            <text:p>2015-01-05 14:35:5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37936" calcext:value-type="float">
            <text:p>18.537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39100081701</text:p>
          </table:table-cell>
          <table:table-cell office:value-type="string" calcext:value-type="string">
            <text:p>2013-12-31 17:46:5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72048" calcext:value-type="float">
            <text:p>18.672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39100081701</text:p>
          </table:table-cell>
          <table:table-cell office:value-type="string" calcext:value-type="string">
            <text:p>2012-12-31 19:24:2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01944" calcext:value-type="float">
            <text:p>18.601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39100081701</text:p>
          </table:table-cell>
          <table:table-cell office:value-type="string" calcext:value-type="string">
            <text:p>2012-01-09 18:09:0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04408" calcext:value-type="float">
            <text:p>18.504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39100081701</text:p>
          </table:table-cell>
          <table:table-cell office:value-type="string" calcext:value-type="string">
            <text:p>2010-12-28 17:26:5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55056" calcext:value-type="float">
            <text:p>18.355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39100081701</text:p>
          </table:table-cell>
          <table:table-cell office:value-type="string" calcext:value-type="string">
            <text:p>2010-01-06 18:55:4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4576" calcext:value-type="float">
            <text:p>18.32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39100081701</text:p>
          </table:table-cell>
          <table:table-cell office:value-type="string" calcext:value-type="string">
            <text:p>2008-12-16 19:3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81904" calcext:value-type="float">
            <text:p>18.281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39100081701</text:p>
          </table:table-cell>
          <table:table-cell office:value-type="string" calcext:value-type="string">
            <text:p>2008-01-09 18:23:1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3512" calcext:value-type="float">
            <text:p>18.193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39100081701</text:p>
          </table:table-cell>
          <table:table-cell office:value-type="string" calcext:value-type="string">
            <text:p>2007-01-11 19:15:1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13552" calcext:value-type="float">
            <text:p>18.513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39100081701</text:p>
          </table:table-cell>
          <table:table-cell office:value-type="string" calcext:value-type="string">
            <text:p>2006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404" calcext:value-type="float">
            <text:p>18.44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39100081701</text:p>
          </table:table-cell>
          <table:table-cell office:value-type="string" calcext:value-type="string">
            <text:p>2004-12-22 15:26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45328" calcext:value-type="float">
            <text:p>18.245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39100081701</text:p>
          </table:table-cell>
          <table:table-cell office:value-type="string" calcext:value-type="string">
            <text:p>2004-01-07 18:00:1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3344" calcext:value-type="float">
            <text:p>18.373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39100081701</text:p>
          </table:table-cell>
          <table:table-cell office:value-type="string" calcext:value-type="string">
            <text:p>2003-01-11 19:02:4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3096" calcext:value-type="float">
            <text:p>17.91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39100081701</text:p>
          </table:table-cell>
          <table:table-cell office:value-type="string" calcext:value-type="string">
            <text:p>2002-01-08 20:32:1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1344" calcext:value-type="float">
            <text:p>17.611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39100081701</text:p>
          </table:table-cell>
          <table:table-cell office:value-type="string" calcext:value-type="string">
            <text:p>2001-01-07 17:05:1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028" calcext:value-type="float">
            <text:p>17.48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39100081701</text:p>
          </table:table-cell>
          <table:table-cell office:value-type="string" calcext:value-type="string">
            <text:p>2000-01-13 19:44:2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3808" calcext:value-type="float">
            <text:p>17.513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39100081701</text:p>
          </table:table-cell>
          <table:table-cell office:value-type="string" calcext:value-type="string">
            <text:p>1999-01-08 17:35:2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0112" calcext:value-type="float">
            <text:p>17.66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39100081701</text:p>
          </table:table-cell>
          <table:table-cell office:value-type="string" calcext:value-type="string">
            <text:p>1998-01-08 17:34:0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888" calcext:value-type="float">
            <text:p>17.70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39100081701</text:p>
          </table:table-cell>
          <table:table-cell office:value-type="string" calcext:value-type="string">
            <text:p>1997-01-09 22:52:2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6" calcext:value-type="float">
            <text:p>17.5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39100081701</text:p>
          </table:table-cell>
          <table:table-cell office:value-type="string" calcext:value-type="string">
            <text:p>1996-0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68672" calcext:value-type="float">
            <text:p>17.568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39100081701</text:p>
          </table:table-cell>
          <table:table-cell office:value-type="string" calcext:value-type="string">
            <text:p>1995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3472" calcext:value-type="float">
            <text:p>17.873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39100081701</text:p>
          </table:table-cell>
          <table:table-cell office:value-type="string" calcext:value-type="string">
            <text:p>1994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1176" calcext:value-type="float">
            <text:p>17.79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39100081701</text:p>
          </table:table-cell>
          <table:table-cell office:value-type="string" calcext:value-type="string">
            <text:p>1993-02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52464" calcext:value-type="float">
            <text:p>18.952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39100081701</text:p>
          </table:table-cell>
          <table:table-cell office:value-type="string" calcext:value-type="string">
            <text:p>1990-06-2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62192" calcext:value-type="float">
            <text:p>19.06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3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06" meta:object-count="0"/>
    <meta:user-defined meta:name="AppVersion">3.0</meta:user-defined>
  </office:meta>
</office:document-meta>
</file>